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29a5" officeooo:paragraph-rsid="000d29a5"/>
    </style:style>
    <style:style style:name="P2" style:family="paragraph" style:parent-style-name="Standard">
      <style:text-properties fo:language="en" fo:country="US" officeooo:rsid="000d29a5" officeooo:paragraph-rsid="000d29a5"/>
    </style:style>
    <style:style style:name="P3" style:family="paragraph" style:parent-style-name="Standard">
      <style:text-properties fo:language="en" fo:country="US" officeooo:rsid="0017f90d" officeooo:paragraph-rsid="0017f90d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officeooo:rsid="001c80fc" officeooo:paragraph-rsid="001c80fc"/>
    </style:style>
    <style:style style:name="P5" style:family="paragraph" style:parent-style-name="Standard">
      <style:text-properties fo:language="en" fo:country="US" style:text-underline-style="none" officeooo:rsid="001c80fc" officeooo:paragraph-rsid="001c80fc"/>
    </style:style>
    <style:style style:name="P6" style:family="paragraph" style:parent-style-name="Standard">
      <style:text-properties fo:language="ru" fo:country="RU" officeooo:rsid="000d29a5" officeooo:paragraph-rsid="000d29a5"/>
    </style:style>
    <style:style style:name="P7" style:family="paragraph" style:parent-style-name="Standard">
      <style:text-properties fo:language="ru" fo:country="RU" officeooo:rsid="000d29a5" officeooo:paragraph-rsid="000e3254"/>
    </style:style>
    <style:style style:name="P8" style:family="paragraph" style:parent-style-name="Standard">
      <style:text-properties fo:language="ru" fo:country="RU" officeooo:rsid="000e3254" officeooo:paragraph-rsid="000e3254"/>
    </style:style>
    <style:style style:name="P9" style:family="paragraph" style:parent-style-name="Standard">
      <style:text-properties fo:language="ru" fo:country="RU" officeooo:rsid="00102629" officeooo:paragraph-rsid="00102629"/>
    </style:style>
    <style:style style:name="P10" style:family="paragraph" style:parent-style-name="Standard">
      <style:text-properties fo:language="ru" fo:country="RU" officeooo:rsid="00102629" officeooo:paragraph-rsid="00113495"/>
    </style:style>
    <style:style style:name="P11" style:family="paragraph" style:parent-style-name="Standard">
      <style:text-properties fo:language="ru" fo:country="RU" officeooo:rsid="00102629" officeooo:paragraph-rsid="00115fb5"/>
    </style:style>
    <style:style style:name="P12" style:family="paragraph" style:parent-style-name="Standard">
      <style:text-properties fo:language="ru" fo:country="RU" officeooo:rsid="00102629" officeooo:paragraph-rsid="0017f90d"/>
    </style:style>
    <style:style style:name="P13" style:family="paragraph" style:parent-style-name="Standard">
      <style:text-properties fo:language="ru" fo:country="RU" officeooo:rsid="00102629" officeooo:paragraph-rsid="001fe123"/>
    </style:style>
    <style:style style:name="P14" style:family="paragraph" style:parent-style-name="Standard">
      <style:text-properties fo:language="ru" fo:country="RU" officeooo:rsid="0010d09a" officeooo:paragraph-rsid="0010d09a"/>
    </style:style>
    <style:style style:name="P15" style:family="paragraph" style:parent-style-name="Standard">
      <style:text-properties fo:language="ru" fo:country="RU" officeooo:rsid="0010d09a" officeooo:paragraph-rsid="00113495"/>
    </style:style>
    <style:style style:name="P16" style:family="paragraph" style:parent-style-name="Standard">
      <style:text-properties fo:language="ru" fo:country="RU" officeooo:rsid="0010d09a" officeooo:paragraph-rsid="0011f479"/>
    </style:style>
    <style:style style:name="P17" style:family="paragraph" style:parent-style-name="Standard">
      <style:text-properties fo:language="ru" fo:country="RU" officeooo:rsid="0010d09a" officeooo:paragraph-rsid="00131b7b"/>
    </style:style>
    <style:style style:name="P18" style:family="paragraph" style:parent-style-name="Standard">
      <style:text-properties fo:language="ru" fo:country="RU" officeooo:rsid="0010d09a" officeooo:paragraph-rsid="00159996"/>
    </style:style>
    <style:style style:name="P19" style:family="paragraph" style:parent-style-name="Standard">
      <style:text-properties fo:language="ru" fo:country="RU" officeooo:rsid="0010d09a" officeooo:paragraph-rsid="0017654f"/>
    </style:style>
    <style:style style:name="P20" style:family="paragraph" style:parent-style-name="Standard">
      <style:text-properties fo:language="ru" fo:country="RU" officeooo:rsid="0010d09a" officeooo:paragraph-rsid="0017f90d"/>
    </style:style>
    <style:style style:name="P21" style:family="paragraph" style:parent-style-name="Standard">
      <style:text-properties fo:language="ru" fo:country="RU" officeooo:rsid="0010d09a" officeooo:paragraph-rsid="0018d59c"/>
    </style:style>
    <style:style style:name="P22" style:family="paragraph" style:parent-style-name="Standard">
      <style:text-properties fo:language="ru" fo:country="RU" officeooo:rsid="00113495" officeooo:paragraph-rsid="00113495"/>
    </style:style>
    <style:style style:name="P23" style:family="paragraph" style:parent-style-name="Standard">
      <style:text-properties fo:language="ru" fo:country="RU" officeooo:rsid="00115fb5" officeooo:paragraph-rsid="00115fb5"/>
    </style:style>
    <style:style style:name="P24" style:family="paragraph" style:parent-style-name="Standard">
      <style:text-properties fo:language="ru" fo:country="RU" officeooo:rsid="00159996" officeooo:paragraph-rsid="00159996"/>
    </style:style>
    <style:style style:name="P25" style:family="paragraph" style:parent-style-name="Standard">
      <style:text-properties fo:language="ru" fo:country="RU" officeooo:rsid="0017654f" officeooo:paragraph-rsid="0017654f"/>
    </style:style>
    <style:style style:name="P26" style:family="paragraph" style:parent-style-name="Standard">
      <style:text-properties fo:language="ru" fo:country="RU" style:text-underline-style="solid" style:text-underline-width="auto" style:text-underline-color="font-color" officeooo:rsid="001aa1a7" officeooo:paragraph-rsid="001c80fc"/>
    </style:style>
    <style:style style:name="P27" style:family="paragraph" style:parent-style-name="Standard">
      <style:text-properties fo:language="ru" fo:country="RU" style:text-underline-style="solid" style:text-underline-width="auto" style:text-underline-color="font-color" officeooo:rsid="001aa1a7" officeooo:paragraph-rsid="002347c2"/>
    </style:style>
    <style:style style:name="P28" style:family="paragraph" style:parent-style-name="Standard">
      <style:text-properties fo:language="ru" fo:country="RU" style:text-underline-style="solid" style:text-underline-width="auto" style:text-underline-color="font-color" officeooo:rsid="001c80fc" officeooo:paragraph-rsid="001c80fc"/>
    </style:style>
    <style:style style:name="P29" style:family="paragraph" style:parent-style-name="Standard">
      <style:text-properties fo:language="ru" fo:country="RU" style:text-underline-style="solid" style:text-underline-width="auto" style:text-underline-color="font-color" officeooo:rsid="0010d09a" officeooo:paragraph-rsid="00215e14"/>
    </style:style>
    <style:style style:name="P30" style:family="paragraph" style:parent-style-name="Standard">
      <style:text-properties fo:language="ru" fo:country="RU" style:text-underline-style="solid" style:text-underline-width="auto" style:text-underline-color="font-color" officeooo:rsid="0010d09a" officeooo:paragraph-rsid="0026f81d"/>
    </style:style>
    <style:style style:name="P31" style:family="paragraph" style:parent-style-name="Standard">
      <style:text-properties fo:language="ru" fo:country="RU" style:text-underline-style="solid" style:text-underline-width="auto" style:text-underline-color="font-color" officeooo:rsid="0022d409" officeooo:paragraph-rsid="0022d409"/>
    </style:style>
    <style:style style:name="P32" style:family="paragraph" style:parent-style-name="Standard">
      <style:text-properties fo:language="ru" fo:country="RU" style:text-underline-style="solid" style:text-underline-width="auto" style:text-underline-color="font-color" officeooo:rsid="0022d409" officeooo:paragraph-rsid="00245fd0"/>
    </style:style>
    <style:style style:name="P33" style:family="paragraph" style:parent-style-name="Standard">
      <style:text-properties fo:language="ru" fo:country="RU" style:text-underline-style="solid" style:text-underline-width="auto" style:text-underline-color="font-color" officeooo:rsid="0022d409" officeooo:paragraph-rsid="0026f81d"/>
    </style:style>
    <style:style style:name="P34" style:family="paragraph" style:parent-style-name="Standard">
      <style:text-properties fo:language="ru" fo:country="RU" officeooo:rsid="0017f90d" officeooo:paragraph-rsid="0017f90d"/>
    </style:style>
    <style:style style:name="P35" style:family="paragraph" style:parent-style-name="Standard">
      <style:text-properties fo:language="ru" fo:country="RU" style:text-underline-style="none" officeooo:rsid="0010d09a" officeooo:paragraph-rsid="00215e14"/>
    </style:style>
    <style:style style:name="P36" style:family="paragraph" style:parent-style-name="Standard">
      <style:text-properties officeooo:paragraph-rsid="000e3254"/>
    </style:style>
    <style:style style:name="P37" style:family="paragraph" style:parent-style-name="Standard">
      <style:text-properties officeooo:rsid="00102629" officeooo:paragraph-rsid="00102629"/>
    </style:style>
    <style:style style:name="P38" style:family="paragraph" style:parent-style-name="Standard">
      <style:text-properties fo:language="ru" fo:country="RU" style:text-underline-style="solid" style:text-underline-width="auto" style:text-underline-color="font-color" officeooo:rsid="0022d409" officeooo:paragraph-rsid="0026f81d"/>
    </style:style>
    <style:style style:name="P39" style:family="paragraph" style:parent-style-name="Standard">
      <style:text-properties fo:language="ru" fo:country="RU" style:text-underline-style="solid" style:text-underline-width="auto" style:text-underline-color="font-color" officeooo:rsid="002871ad" officeooo:paragraph-rsid="002871ad"/>
    </style:style>
    <style:style style:name="P40" style:family="paragraph" style:parent-style-name="Standard">
      <style:text-properties fo:language="ru" fo:country="RU" style:text-underline-style="solid" style:text-underline-width="auto" style:text-underline-color="font-color" fo:font-weight="bold" officeooo:rsid="002871ad" officeooo:paragraph-rsid="002871ad" style:font-weight-asian="bold" style:font-weight-complex="bold"/>
    </style:style>
    <style:style style:name="P41" style:family="paragraph" style:parent-style-name="Standard">
      <style:text-properties fo:language="ru" fo:country="RU" style:text-underline-style="solid" style:text-underline-width="auto" style:text-underline-color="font-color" fo:font-weight="bold" officeooo:rsid="0022d409" officeooo:paragraph-rsid="0026f81d" style:font-weight-asian="bold" style:font-weight-complex="bold"/>
    </style:style>
    <style:style style:name="P42" style:family="paragraph" style:parent-style-name="Standard">
      <style:text-properties fo:language="ru" fo:country="RU" style:text-underline-style="solid" style:text-underline-width="auto" style:text-underline-color="font-color" fo:font-weight="bold" officeooo:rsid="001c80fc" officeooo:paragraph-rsid="001c80fc" style:font-weight-asian="bold" style:font-weight-complex="bold"/>
    </style:style>
    <style:style style:name="P43" style:family="paragraph" style:parent-style-name="Standard">
      <style:text-properties fo:language="ru" fo:country="RU" style:text-underline-style="solid" style:text-underline-width="auto" style:text-underline-color="font-color" fo:font-weight="bold" officeooo:rsid="001aa1a7" officeooo:paragraph-rsid="0022d409" style:font-weight-asian="bold" style:font-weight-complex="bold"/>
    </style:style>
    <style:style style:name="P44" style:family="paragraph" style:parent-style-name="Standard">
      <style:text-properties fo:language="ru" fo:country="RU" style:text-underline-style="solid" style:text-underline-width="auto" style:text-underline-color="font-color" officeooo:rsid="001aa1a7" officeooo:paragraph-rsid="002347c2"/>
    </style:style>
    <style:style style:name="P45" style:family="paragraph" style:parent-style-name="Standard">
      <style:text-properties fo:language="ru" fo:country="RU" style:text-underline-style="solid" style:text-underline-width="auto" style:text-underline-color="font-color" officeooo:rsid="001aa1a7" officeooo:paragraph-rsid="002eb4cb"/>
    </style:style>
    <style:style style:name="P46" style:family="paragraph" style:parent-style-name="Standard">
      <style:text-properties fo:language="ru" fo:country="RU" style:text-underline-style="solid" style:text-underline-width="auto" style:text-underline-color="font-color" officeooo:rsid="001c80fc" officeooo:paragraph-rsid="001c80fc"/>
    </style:style>
    <style:style style:name="P47" style:family="paragraph" style:parent-style-name="Standard">
      <style:text-properties fo:language="ru" fo:country="RU" style:text-underline-style="solid" style:text-underline-width="auto" style:text-underline-color="font-color" officeooo:rsid="0010d09a" officeooo:paragraph-rsid="002347c2"/>
    </style:style>
    <style:style style:name="P48" style:family="paragraph" style:parent-style-name="Standard">
      <style:text-properties fo:language="ru" fo:country="RU" fo:font-weight="bold" officeooo:rsid="00102629" officeooo:paragraph-rsid="0017f90d" style:font-weight-asian="bold" style:font-weight-complex="bold"/>
    </style:style>
    <style:style style:name="P49" style:family="paragraph" style:parent-style-name="Standard">
      <style:text-properties fo:language="ru" fo:country="RU" fo:font-weight="bold" officeooo:rsid="00102629" officeooo:paragraph-rsid="00113495" style:font-weight-asian="bold" style:font-weight-complex="bold"/>
    </style:style>
    <style:style style:name="P50" style:family="paragraph" style:parent-style-name="Standard">
      <style:text-properties fo:language="ru" fo:country="RU" fo:font-weight="bold" officeooo:rsid="0010d09a" officeooo:paragraph-rsid="0018d59c" style:font-weight-asian="bold" style:font-weight-complex="bold"/>
    </style:style>
    <style:style style:name="P51" style:family="paragraph" style:parent-style-name="Standard">
      <style:text-properties fo:language="ru" fo:country="RU" fo:font-weight="bold" officeooo:rsid="0010d09a" officeooo:paragraph-rsid="00159996" style:font-weight-asian="bold" style:font-weight-complex="bold"/>
    </style:style>
    <style:style style:name="P52" style:family="paragraph" style:parent-style-name="Standard">
      <style:text-properties fo:language="ru" fo:country="RU" fo:font-weight="bold" officeooo:rsid="0010d09a" officeooo:paragraph-rsid="0011f479" style:font-weight-asian="bold" style:font-weight-complex="bold"/>
    </style:style>
    <style:style style:name="P53" style:family="paragraph" style:parent-style-name="Standard">
      <style:text-properties fo:language="ru" fo:country="RU" fo:font-weight="bold" officeooo:rsid="000d29a5" officeooo:paragraph-rsid="000d29a5" style:font-weight-asian="bold" style:font-weight-complex="bold"/>
    </style:style>
    <style:style style:name="P54" style:family="paragraph" style:parent-style-name="Standard">
      <style:text-properties fo:language="ru" fo:country="RU" fo:font-style="normal" fo:font-weight="bold" officeooo:rsid="00102629" officeooo:paragraph-rsid="00115fb5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language="en" fo:country="US" style:text-underline-style="solid" style:text-underline-width="auto" style:text-underline-color="font-color" fo:font-weight="bold" officeooo:rsid="001c80fc" officeooo:paragraph-rsid="001c80fc" style:font-weight-asian="bold" style:font-weight-complex="bold"/>
    </style:style>
    <style:style style:name="P56" style:family="paragraph" style:parent-style-name="Standard">
      <style:text-properties fo:language="en" fo:country="US" style:text-underline-style="solid" style:text-underline-width="auto" style:text-underline-color="font-color" officeooo:rsid="001c80fc" officeooo:paragraph-rsid="001c80fc"/>
    </style:style>
    <style:style style:name="P57" style:family="paragraph" style:parent-style-name="Standard">
      <style:text-properties fo:language="en" fo:country="US" fo:font-style="italic" style:text-underline-style="solid" style:text-underline-width="auto" style:text-underline-color="font-color" officeooo:rsid="0028db5d" officeooo:paragraph-rsid="0028db5d" style:font-style-asian="italic" style:font-style-complex="italic"/>
    </style:style>
    <style:style style:name="P58" style:family="paragraph" style:parent-style-name="Standard">
      <style:text-properties fo:language="en" fo:country="US" fo:font-style="italic" style:text-underline-style="solid" style:text-underline-width="auto" style:text-underline-color="font-color" officeooo:rsid="002871ad" officeooo:paragraph-rsid="002871ad" style:font-style-asian="italic" style:font-style-complex="italic"/>
    </style:style>
    <style:style style:name="P59" style:family="paragraph" style:parent-style-name="Standard">
      <style:text-properties fo:language="en" fo:country="US" fo:font-style="italic" style:text-underline-style="solid" style:text-underline-width="auto" style:text-underline-color="font-color" officeooo:rsid="002347c2" officeooo:paragraph-rsid="002347c2" style:font-style-asian="italic" style:font-style-complex="italic"/>
    </style:style>
    <style:style style:name="P60" style:family="paragraph" style:parent-style-name="Standard">
      <style:text-properties fo:language="en" fo:country="US" fo:font-style="italic" style:text-underline-style="solid" style:text-underline-width="auto" style:text-underline-color="font-color" officeooo:rsid="00215e14" officeooo:paragraph-rsid="00215e14" style:font-style-asian="italic" style:font-style-complex="italic"/>
    </style:style>
    <style:style style:name="P61" style:family="paragraph" style:parent-style-name="Standard">
      <style:text-properties fo:language="en" fo:country="US" fo:font-style="italic" style:text-underline-style="solid" style:text-underline-width="auto" style:text-underline-color="font-color" officeooo:rsid="002f3be7" officeooo:paragraph-rsid="002f3be7" style:font-style-asian="italic" style:font-style-complex="italic"/>
    </style:style>
    <style:style style:name="P62" style:family="paragraph" style:parent-style-name="Standard">
      <style:text-properties fo:language="en" fo:country="US" fo:font-style="italic" officeooo:rsid="001aa1a7" officeooo:paragraph-rsid="001aa1a7" style:font-style-asian="italic" style:font-style-complex="italic"/>
    </style:style>
    <style:style style:name="P63" style:family="paragraph" style:parent-style-name="Standard">
      <style:text-properties fo:language="en" fo:country="US" fo:font-style="italic" officeooo:rsid="001aa1a7" officeooo:paragraph-rsid="001c80fc" style:font-style-asian="italic" style:font-style-complex="italic"/>
    </style:style>
    <style:style style:name="P64" style:family="paragraph" style:parent-style-name="Standard">
      <style:text-properties fo:language="en" fo:country="US" fo:font-style="italic" officeooo:rsid="001fe123" officeooo:paragraph-rsid="001fe123" style:font-style-asian="italic" style:font-style-complex="italic"/>
    </style:style>
    <style:style style:name="P65" style:family="paragraph" style:parent-style-name="Standard">
      <style:text-properties fo:language="en" fo:country="US" fo:font-style="italic" officeooo:rsid="0017f90d" officeooo:paragraph-rsid="0017f90d" style:font-style-asian="italic" style:font-style-complex="italic"/>
    </style:style>
    <style:style style:name="P66" style:family="paragraph" style:parent-style-name="Standard">
      <style:text-properties fo:language="en" fo:country="US" fo:font-style="italic" officeooo:rsid="000d29a5" officeooo:paragraph-rsid="000d29a5" style:font-style-asian="italic" style:font-style-complex="italic"/>
    </style:style>
    <style:style style:name="P67" style:family="paragraph" style:parent-style-name="Standard">
      <style:text-properties fo:language="en" fo:country="US" fo:font-style="italic" officeooo:rsid="000d29a5" officeooo:paragraph-rsid="00102629" style:font-style-asian="italic" style:font-style-complex="italic"/>
    </style:style>
    <style:style style:name="P68" style:family="paragraph" style:parent-style-name="Standard">
      <style:text-properties fo:language="en" fo:country="US" fo:font-style="italic" officeooo:rsid="00102629" officeooo:paragraph-rsid="00102629" style:font-style-asian="italic" style:font-style-complex="italic"/>
    </style:style>
    <style:style style:name="P69" style:family="paragraph" style:parent-style-name="Standard">
      <style:text-properties fo:language="en" fo:country="US" fo:font-style="normal" fo:font-weight="bold" officeooo:rsid="0017f90d" officeooo:paragraph-rsid="0017f90d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language="en" fo:country="US" fo:font-weight="bold" officeooo:rsid="0017f90d" officeooo:paragraph-rsid="0017f90d" style:font-weight-asian="bold" style:font-weight-complex="bold"/>
    </style:style>
    <style:style style:name="P71" style:family="paragraph" style:parent-style-name="Standard">
      <style:text-properties fo:font-weight="bold" officeooo:rsid="00102629" officeooo:paragraph-rsid="00102629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3495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text-underline-style="solid" style:text-underline-width="auto" style:text-underline-color="font-color"/>
    </style:style>
    <style:style style:name="T5" style:family="text">
      <style:text-properties fo:language="ru" fo:country="RU" officeooo:rsid="000e3254"/>
    </style:style>
    <style:style style:name="T6" style:family="text">
      <style:text-properties fo:language="ru" fo:country="RU" officeooo:rsid="00102629"/>
    </style:style>
    <style:style style:name="T7" style:family="text">
      <style:text-properties fo:language="ru" fo:country="RU" officeooo:rsid="001c80fc"/>
    </style:style>
    <style:style style:name="T8" style:family="text">
      <style:text-properties fo:language="ru" fo:country="RU" style:text-underline-style="none"/>
    </style:style>
    <style:style style:name="T9" style:family="text">
      <style:text-properties fo:language="ru" fo:country="RU" style:text-underline-style="none" officeooo:rsid="0022d409"/>
    </style:style>
    <style:style style:name="T10" style:family="text">
      <style:text-properties fo:language="ru" fo:country="RU" style:text-underline-style="none" officeooo:rsid="00245fd0"/>
    </style:style>
    <style:style style:name="T11" style:family="text">
      <style:text-properties fo:language="ru" fo:country="RU" style:text-underline-style="none" officeooo:rsid="001c80fc"/>
    </style:style>
    <style:style style:name="T12" style:family="text">
      <style:text-properties fo:language="ru" fo:country="RU" style:text-underline-style="none" officeooo:rsid="0026f81d"/>
    </style:style>
    <style:style style:name="T13" style:family="text">
      <style:text-properties fo:language="ru" fo:country="RU" officeooo:rsid="00215e14"/>
    </style:style>
    <style:style style:name="T14" style:family="text">
      <style:text-properties fo:language="ru" fo:country="RU" fo:font-style="italic" officeooo:rsid="000e3254" style:font-style-asian="italic" style:font-style-complex="italic"/>
    </style:style>
    <style:style style:name="T15" style:family="text">
      <style:text-properties fo:language="en" fo:country="US" officeooo:rsid="000e3254"/>
    </style:style>
    <style:style style:name="T16" style:family="text">
      <style:text-properties fo:language="en" fo:country="US" style:text-underline-style="solid" style:text-underline-width="auto" style:text-underline-color="font-color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style:text-underline-style="none" officeooo:rsid="002347c2"/>
    </style:style>
    <style:style style:name="T19" style:family="text">
      <style:text-properties fo:language="en" fo:country="US" style:text-underline-style="none" officeooo:rsid="0025b99e"/>
    </style:style>
    <style:style style:name="T20" style:family="text">
      <style:text-properties fo:language="en" fo:country="US" fo:font-style="italic" style:text-underline-style="none" style:font-style-asian="italic" style:font-style-complex="italic"/>
    </style:style>
    <style:style style:name="T21" style:family="text">
      <style:text-properties fo:language="en" fo:country="US" fo:font-style="italic" style:text-underline-style="none" officeooo:rsid="0025b99e" style:font-style-asian="italic" style:font-style-complex="italic"/>
    </style:style>
    <style:style style:name="T22" style:family="text">
      <style:text-properties fo:language="en" fo:country="US" fo:font-style="italic" style:text-underline-style="none" officeooo:rsid="002347c2" style:font-style-asian="italic" style:font-style-complex="italic"/>
    </style:style>
    <style:style style:name="T23" style:family="text">
      <style:text-properties fo:language="en" fo:country="US" fo:font-style="italic" style:text-underline-style="none" officeooo:rsid="00245fd0" style:font-style-asian="italic" style:font-style-complex="italic"/>
    </style:style>
    <style:style style:name="T24" style:family="text">
      <style:text-properties fo:language="en" fo:country="US" fo:font-style="italic" style:text-underline-style="none" officeooo:rsid="002eb4cb" style:font-style-asian="italic" style:font-style-complex="italic"/>
    </style:style>
    <style:style style:name="T25" style:family="text">
      <style:text-properties fo:language="en" fo:country="US" fo:font-style="italic" officeooo:rsid="000e3254" style:font-style-asian="italic" style:font-style-complex="italic"/>
    </style:style>
    <style:style style:name="T26" style:family="text">
      <style:text-properties officeooo:rsid="00113495"/>
    </style:style>
    <style:style style:name="T27" style:family="text">
      <style:text-properties officeooo:rsid="00115fb5"/>
    </style:style>
    <style:style style:name="T28" style:family="text">
      <style:text-properties officeooo:rsid="0011f479"/>
    </style:style>
    <style:style style:name="T29" style:family="text">
      <style:text-properties officeooo:rsid="00131b7b"/>
    </style:style>
    <style:style style:name="T30" style:family="text">
      <style:text-properties officeooo:rsid="00159996"/>
    </style:style>
    <style:style style:name="T31" style:family="text">
      <style:text-properties officeooo:rsid="0017654f"/>
    </style:style>
    <style:style style:name="T32" style:family="text">
      <style:text-properties officeooo:rsid="0017f90d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17f90d"/>
    </style:style>
    <style:style style:name="T35" style:family="text">
      <style:text-properties style:text-underline-style="none" officeooo:rsid="001c80fc"/>
    </style:style>
    <style:style style:name="T36" style:family="text">
      <style:text-properties style:text-underline-style="none" officeooo:rsid="001aa1a7"/>
    </style:style>
    <style:style style:name="T37" style:family="text">
      <style:text-properties style:text-underline-style="none" officeooo:rsid="00215e14"/>
    </style:style>
    <style:style style:name="T38" style:family="text">
      <style:text-properties style:text-underline-style="none" officeooo:rsid="002347c2"/>
    </style:style>
    <style:style style:name="T39" style:family="text">
      <style:text-properties style:text-underline-style="none" officeooo:rsid="00245fd0"/>
    </style:style>
    <style:style style:name="T40" style:family="text">
      <style:text-properties style:text-underline-style="none" officeooo:rsid="0025b99e"/>
    </style:style>
    <style:style style:name="T41" style:family="text">
      <style:text-properties style:text-underline-style="none" officeooo:rsid="0026f81d"/>
    </style:style>
    <style:style style:name="T42" style:family="text">
      <style:text-properties officeooo:rsid="001aa1a7"/>
    </style:style>
    <style:style style:name="T43" style:family="text">
      <style:text-properties officeooo:rsid="001c80fc"/>
    </style:style>
    <style:style style:name="T44" style:family="text">
      <style:text-properties officeooo:rsid="001fe123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text-underline-style="none" style:font-style-asian="italic" style:font-style-complex="italic"/>
    </style:style>
    <style:style style:name="T47" style:family="text">
      <style:text-properties fo:font-style="italic" style:text-underline-style="none" officeooo:rsid="0025b99e" style:font-style-asian="italic" style:font-style-complex="italic"/>
    </style:style>
    <style:style style:name="T48" style:family="text">
      <style:text-properties fo:font-style="italic" style:text-underline-style="none" officeooo:rsid="002347c2" style:font-style-asian="italic" style:font-style-complex="italic"/>
    </style:style>
    <style:style style:name="T49" style:family="text">
      <style:text-properties fo:font-style="italic" style:text-underline-style="none" officeooo:rsid="00245fd0" style:font-style-asian="italic" style:font-style-complex="italic"/>
    </style:style>
    <style:style style:name="T50" style:family="text">
      <style:text-properties fo:font-style="italic" style:text-underline-style="none" officeooo:rsid="002a6084" style:font-style-asian="italic" style:font-style-complex="italic"/>
    </style:style>
    <style:style style:name="T51" style:family="text">
      <style:text-properties fo:font-style="italic" style:text-underline-style="none" officeooo:rsid="002eb4cb" style:font-style-asian="italic" style:font-style-complex="itali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2c0f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ксим — переключать слайды</text:p>
      <text:p text:style-name="P1">Олег и Стол — артисты</text:p>
      <text:p text:style-name="P1"/>
      <text:p text:style-name="P2"><text:span text:style-name="T45">[]</text:span> - <text:span text:style-name="T3">подсказки для нас</text:span></text:p>
      <text:p text:style-name="P6"><text:span text:style-name="T52">*слайд*</text:span> - переключение слайда</text:p>
      <text:p text:style-name="P1"/>
      <text:p text:style-name="P1"/>
      <text:p text:style-name="P1"><text:span text:style-name="T1">Олег</text:span>: Тема сегодняшнего проекта — джаз.</text:p>
      <text:p text:style-name="P66">[<text:span text:style-name="T3">скучным, занудным голосом, </text:span><text:span text:style-name="T6">смотря в лист</text:span>]</text:p>
      <text:p text:style-name="P2">Джаз — это форма музыкального искусства, возникшая в начале XX века в США в результате синтеза африканской и европейской культур и получившая впоследствии повсеместное распространение.</text:p>
      <text:p text:style-name="P2"/>
      <text:p text:style-name="P66">[<text:span text:style-name="T3">Максим не меняет слайд</text:span>]</text:p>
      <text:p text:style-name="P2"/>
      <text:p text:style-name="P6"><text:span text:style-name="T1">Стол</text:span>: </text:p>
      <text:p text:style-name="P67">[<text:span text:style-name="T3">скучным, занудным голосом, </text:span><text:span text:style-name="T6">смотря в лист</text:span>]</text:p>
      <text:p text:style-name="P6">Характерные черты джаза:</text:p>
      <text:p text:style-name="P2">1) острая и гибкая ритмика, основанная на принципе [<text:span text:style-name="T3">читать по слогам</text:span>] син-ко-пи-ро-ва-ния.</text:p>
      <text:p text:style-name="P2"/>
      <text:p text:style-name="P66">[<text:span text:style-name="T3">Олег смотрит на презентацию</text:span>]</text:p>
      <text:p text:style-name="P2"><text:span text:style-name="T1">Олег</text:span>: <text:span text:style-name="T3">Макс, переключай!</text:span></text:p>
      <text:p text:style-name="P6"/>
      <text:p text:style-name="P2"><text:span text:style-name="T4">Максим</text:span><text:span text:style-name="T3">: А, ой!</text:span></text:p>
      <text:p text:style-name="P53">*слайд*</text:p>
      <text:p text:style-name="P6"/>
      <text:p text:style-name="P7"><text:span text:style-name="T1">Стол</text:span>: </text:p>
      <text:p text:style-name="P67"><text:span text:style-name="T3">[скучным, занудным голосом, </text:span><text:span text:style-name="T6">смотря в лист</text:span><text:span text:style-name="T3">]</text:span></text:p>
      <text:p text:style-name="P36"><text:span text:style-name="T5">Второе: </text:span><text:span text:style-name="T3">ш</text:span>ирокое употребление ударных инструментов<text:span text:style-name="T5">.</text:span></text:p>
      <text:p text:style-name="P36"><text:span text:style-name="T5">Третье: </text:span><text:span text:style-name="T3">с</text:span>ильно развитое импровизационное начало</text:p>
      <text:p text:style-name="P36"><text:span text:style-name="T5">Четвертое: </text:span><text:span text:style-name="T25">[</text:span><text:span text:style-name="T14">читать неуверенно</text:span><text:span text:style-name="T25">] </text:span>выразительная манера исполнения, отличающаяся большой экспрессией, динамичной и звуковой напряженностью, доходящей до экстатичности</text:p>
      <text:p text:style-name="P36"/>
      <text:p text:style-name="P68">[<text:span text:style-name="T3">Стол поворачивается к Максиму</text:span>]</text:p>
      <text:p text:style-name="P9"><text:span text:style-name="T1">Стол</text:span>: Максим, а что дальше? На листе все закончилось.</text:p>
      <text:p text:style-name="P36"/>
      <text:p text:style-name="P37"><text:span text:style-name="T1">Робот </text:span><text:span text:style-name="T16">(</text:span><text:span text:style-name="T4">Мещ</text:span><text:span text:style-name="T16">)</text:span>: Эй! Вы все делаете не так. Это скучно. Сейчас я найду для вас всех информацию о джазе в интернете! Поиск… Поиск… Би-би-би! <text:span text:style-name="T26">Ответ найден!</text:span></text:p>
      <text:p text:style-name="P37"/>
      <text:p text:style-name="P71">*слайд*</text:p>
      <text:p text:style-name="P8"/>
      <text:p text:style-name="P14"><text:span text:style-name="T2">П</text:span><text:span text:style-name="T1">резентация</text:span>:</text:p>
      <text:p text:style-name="P14">Если уходить от скучных определений, то джаз можно назвать буйством жизни - это смелая, дерзкая и непредсказуемая музыка. Он по праву считается импровизационным жанром - произведения обладают особой ритмической энергией, уследить за которой поначалу кажется непосильной задачей.</text:p>
      <text:p text:style-name="P14"/>
      <text:p text:style-name="P22"><text:span text:style-name="T1">Олег</text:span>: А расскажи про стили джаза.</text:p>
      <text:p text:style-name="P22"/>
      <text:p text:style-name="P10"><text:span text:style-name="T1">Робот </text:span><text:span text:style-name="T16">(</text:span><text:span text:style-name="T1">Мещ</text:span><text:span text:style-name="T16">)</text:span>: <text:span text:style-name="T26">Легко! Выполняю поиск…</text:span></text:p>
      <text:p text:style-name="P10"/>
      <text:p text:style-name="P49">*<text:span text:style-name="T26">слайд</text:span>*</text:p>
      <text:p text:style-name="P15"><text:soft-page-break/><text:span text:style-name="T2">П</text:span><text:span text:style-name="T1">резентация</text:span>: *<text:span text:style-name="T53">шизонутый смех малыша</text:span>*</text:p>
      <text:p text:style-name="P23"/>
      <text:p text:style-name="P70">*<text:span text:style-name="T3">слайд</text:span>*</text:p>
      <text:p text:style-name="P23"/>
      <text:p text:style-name="P11"><text:span text:style-name="T1">Робот </text:span><text:span text:style-name="T16">(</text:span><text:span text:style-name="T1">Мещ</text:span><text:span text:style-name="T16">)</text:span>: <text:span text:style-name="T27">Ой, не то! </text:span><text:span text:style-name="T28">Возобновляю поиск.</text:span></text:p>
      <text:p text:style-name="P11"/>
      <text:p text:style-name="P54">*<text:span text:style-name="T27">слайд</text:span>*</text:p>
      <text:p text:style-name="P11"/>
      <text:p text:style-name="P16"><text:span text:style-name="T2">П</text:span><text:span text:style-name="T1">резентация</text:span>:</text:p>
      <text:p text:style-name="P16"><text:span text:style-name="T28">Н</text:span>аправлений джаза великое множество: традиционный новоорлеанский джаз, бибоп, свинг, хардбоп, джаз-фьюжн, соул-джаз, джаз-фанк, постбоп, эйсид-джаз, смус-джаз и другие.</text:p>
      <text:p text:style-name="P16"/>
      <text:p text:style-name="P52">*<text:span text:style-name="T29">слайд</text:span>*</text:p>
      <text:p text:style-name="P16"/>
      <text:p text:style-name="P17"><text:span text:style-name="T2">П</text:span><text:span text:style-name="T1">резентация</text:span>:</text:p>
      <text:p text:style-name="P18">Традиционный джаз.</text:p>
      <text:p text:style-name="P16">Традиционный джаз возник из музыки уличных оркестров, которые в начале XX века были крайне популярны. Важнейшим событием эпохи стало появление джаз-бэндов — маленьких оркестров из 9–15 человек.</text:p>
      <text:p text:style-name="P16">Один из ярких представителей традиционного джаза — Луи Армстронг. Для традиционного джаз-бэнда характерны устойчивое положение банджо, лидирующая позиция трубы и участие кларнета. С течением времени последние два сдадут позиции перед саксофоном, который станет главным.</text:p>
      <text:p text:style-name="P16"/>
      <text:p text:style-name="P52">*<text:span text:style-name="T30">слайд</text:span>*</text:p>
      <text:p text:style-name="P16"/>
      <text:p text:style-name="P18"><text:span text:style-name="T2">П</text:span><text:span text:style-name="T1">резентация</text:span>:</text:p>
      <text:p text:style-name="P24">Свинг.</text:p>
      <text:p text:style-name="P18">К началу 30-х годов появляется свинг и захватывает всех и вся. Свингу свойственно более четкое разделение на секции. Например, медные духовые — трубы, тромбоны и саксофоны — часто играли вместе, выделяя характерный ритмический рисунок. А ритм-группа подчеркивала вторую и четвертую доли, создавая особое ощущение времени. Одними из самых популярных бэндов того времени были оркестры под управлением Бенни Гудмена, Гленна Миллера и Дюка Эллингтона.</text:p>
      <text:p text:style-name="P18"/>
      <text:p text:style-name="P51">*<text:span text:style-name="T31">слайд</text:span>*</text:p>
      <text:p text:style-name="P18"/>
      <text:p text:style-name="P19"><text:span text:style-name="T2">П</text:span><text:span text:style-name="T1">резентация</text:span>:</text:p>
      <text:p text:style-name="P25">Бибоп.</text:p>
      <text:p text:style-name="P18">В середине 40-х развивается поджанр джаза — бибоп. Он совершил революцию, превратив джаз из “музыки для танцев” в “музыку для музыкантов”. Быстрый темп и сложные импровизации — девиз бибопа. Основоположниками считаются саксофонист Чарли Паркер, трубач Диззи Гиллеспи, пианисты Бад Пауэлл и Телониус Монк, барабанщик Макс Роуч.</text:p>
      <text:p text:style-name="P18"/>
      <text:p text:style-name="P51">*<text:span text:style-name="T32">слайд</text:span>*</text:p>
      <text:p text:style-name="P20"><text:span text:style-name="T2">П</text:span><text:span text:style-name="T1">резентация</text:span><text:span text:style-name="T33">: </text:span><text:span text:style-name="T34">АМОГУС!!! ТУ-ТУ-ТУ-ТУ-ТУ-ТУ-ТУ!!!</text:span></text:p>
      <text:p text:style-name="P65">[<text:span text:style-name="T3">дождаться окончания мема</text:span>]</text:p>
      <text:p text:style-name="P69">*<text:span text:style-name="T3">слайд</text:span>*</text:p>
      <text:p text:style-name="P3"/>
      <text:p text:style-name="P12"><text:span text:style-name="T1">Робот </text:span><text:span text:style-name="T16">(</text:span><text:span text:style-name="T1">Мещ</text:span><text:span text:style-name="T16">)</text:span>: <text:span text:style-name="T32">Блин! Глупые программисты! Для кого индексацию придумали!</text:span></text:p>
      <text:p text:style-name="P34">… Поехали дальше</text:p>
      <text:p text:style-name="P21"/>
      <text:p text:style-name="P50"><text:soft-page-break/>*<text:span text:style-name="T31">слайд</text:span>*</text:p>
      <text:p text:style-name="P21"/>
      <text:p text:style-name="P21"><text:span text:style-name="T2">П</text:span><text:span text:style-name="T1">резентация</text:span>:</text:p>
      <text:p text:style-name="P21">Хардбоп.</text:p>
      <text:p text:style-name="P21">Хардбоп от обычного бопа отличается экспрессивной ритмикой и опорой на блюз. Это направление можно отнести к современному джазу. Яркими представителями хардбопа считаются Сонни Роллинз, Джон Колтрейн, Майлз Дэвис, Арт Блэйки и Чарльз Мингус.</text:p>
      <text:p text:style-name="P21"/>
      <text:p text:style-name="P48">*<text:span text:style-name="T32">слайд</text:span>*</text:p>
      <text:p text:style-name="P12"/>
      <text:p text:style-name="P20"><text:span text:style-name="T2">П</text:span><text:span text:style-name="T1">резентация</text:span>:</text:p>
      <text:p text:style-name="P20">Соул-джаз.</text:p>
      <text:p text:style-name="P20">Соул-джаз — стиль более лирический. Это направление зародилось в конце 1950-х и держало свою популярность пару десятилетий. Для него характерна опора на традиции блюза и афроамериканского фольклора. Одной из самых значимых фигур соул-джаза является Арета Фрэнклин.</text:p>
      <text:p text:style-name="P20"/>
      <text:p text:style-name="P13"><text:span text:style-name="T1">Робот </text:span><text:span text:style-name="T16">(</text:span><text:span text:style-name="T1">Мещ</text:span><text:span text:style-name="T16">)</text:span>: <text:span text:style-name="T44">Ладно, ребята, мне пора. Пока!</text:span></text:p>
      <text:p text:style-name="P64">[<text:span text:style-name="T3">робот уходит</text:span>]</text:p>
      <text:p text:style-name="P20"/>
      <text:p text:style-name="P20"/>
      <text:p text:style-name="P62">[<text:span text:style-name="T3">Сценка </text:span><text:span text:style-name="T13">1</text:span>]</text:p>
      <text:p text:style-name="P62">[<text:span text:style-name="T3">Олег и Стол прохожие на улице. Вы расходитесь подальше друга от друга и идете навстречу друг другу</text:span>]</text:p>
      <text:p text:style-name="P63">[<text:span text:style-name="T7">Стол </text:span><text:span text:style-name="T3">задевает плечом Олег</text:span><text:span text:style-name="T7">а</text:span>]</text:p>
      <text:p text:style-name="P63"/>
      <text:p text:style-name="P26"><text:span text:style-name="T43">Стол</text:span><text:span text:style-name="T35">: </text:span><text:span text:style-name="T33">Ой, извините, пож</text:span><text:span text:style-name="T35">ал</text:span><text:span text:style-name="T33">у</text:span><text:span text:style-name="T35">й</text:span><text:span text:style-name="T33">ста! </text:span><text:span text:style-name="T35">… Мне кажется я вас видел в интернете. Как вас зовут?</text:span></text:p>
      <text:p text:style-name="P28"><text:span text:style-name="T42">Олег</text:span><text:span text:style-name="T36">: </text:span><text:span text:style-name="T33">Ничего страшного. Меня зовут Луи Армстронг. Извините я спешу. До свидания.</text:span></text:p>
      <text:p text:style-name="P4"><text:span text:style-name="T33">[</text:span><text:span text:style-name="T8">Олег уходит, а Стол облокачивается на пианино или садится на пол и достает телефон</text:span><text:span text:style-name="T33">]</text:span></text:p>
      <text:p text:style-name="P4"><text:span text:style-name="T33"/></text:p>
      <text:p text:style-name="P55"><text:span text:style-name="T33">*</text:span><text:span text:style-name="T8">слайд</text:span><text:span text:style-name="T33">*</text:span></text:p>
      <text:p text:style-name="P55"><text:span text:style-name="T33"/></text:p>
      <text:p text:style-name="P28">Стол<text:span text:style-name="T33">: </text:span><text:span text:style-name="T20">[</text:span><text:span text:style-name="T46">тип</text:span><text:span text:style-name="T50">а</text:span><text:span text:style-name="T46"> гуглит, делая вид что печатает в телефоне</text:span><text:span text:style-name="T20">]</text:span></text:p>
      <text:p text:style-name="P28"><text:span text:style-name="T20">[</text:span><text:span text:style-name="T46">читать по слогам, медленно, тип</text:span><text:span text:style-name="T50">а</text:span><text:span text:style-name="T46"> печатаешь</text:span><text:span text:style-name="T20">]</text:span><text:span text:style-name="T17"> “</text:span><text:span text:style-name="T33">Кто та-кой Лу-и Арм-стронг</text:span><text:span text:style-name="T17">”</text:span></text:p>
      <text:p text:style-name="P28"><text:span text:style-name="T17"/></text:p>
      <text:p text:style-name="P42"><text:span text:style-name="T17">*</text:span><text:span text:style-name="T37">слайд</text:span><text:span text:style-name="T17">*</text:span></text:p>
      <text:p text:style-name="P42"><text:span text:style-name="T17"/></text:p>
      <text:p text:style-name="P29"><text:span text:style-name="T26">П</text:span>резентация<text:span text:style-name="T33">:</text:span></text:p>
      <text:p text:style-name="P35">Американский джазовый трубач, вокалист и руководитель ансамбля. Оказал наибольшее влияние на развитие джаза и внёс значительный вклад в его популяризацию во всём мире.</text:p>
      <text:p text:style-name="P5"/>
      <text:p text:style-name="P60"><text:span text:style-name="T33">[</text:span><text:span text:style-name="T8">Сценка 2</text:span><text:span text:style-name="T33">]</text:span></text:p>
      <text:p text:style-name="P60"><text:span text:style-name="T33">[</text:span><text:span text:style-name="T9">Стол идет в наушниках</text:span><text:span text:style-name="T33">]</text:span></text:p>
      <text:p text:style-name="P60"><text:span text:style-name="T33">[</text:span><text:span text:style-name="T9">Олег догоняет его</text:span><text:span text:style-name="T33">]</text:span></text:p>
      <text:p text:style-name="P31">Олег<text:span text:style-name="T33">: Это рубрика что у вас в плеере! Какая музыка у вас играет?</text:span></text:p>
      <text:p text:style-name="P27"><text:span text:style-name="T23">[</text:span><text:span text:style-name="T51">Стол </text:span><text:span text:style-name="T49">снимает наушники</text:span><text:span text:style-name="T23">]</text:span></text:p>
      <text:p text:style-name="P45"><text:span text:style-name="T43">Стол</text:span><text:span text:style-name="T35">: Louis Armstrong - What A Wonderful World </text:span><text:span text:style-name="T22">[</text:span><text:span text:style-name="T48">(луис армстронг — вот э вандерфул ворлд)</text:span><text:span text:style-name="T22">]</text:span></text:p>
      <text:p text:style-name="P27"><text:span text:style-name="T22"/></text:p>
      <text:p text:style-name="P43"><text:span text:style-name="T18">*</text:span><text:span text:style-name="T38">слайд</text:span><text:span text:style-name="T18">*</text:span></text:p>
      <text:p text:style-name="P43"><text:span text:style-name="T18"/></text:p>
      <text:p text:style-name="P59"><text:span text:style-name="T33">[</text:span><text:span text:style-name="T8">Стол </text:span><text:span text:style-name="T10">плавно </text:span><text:span text:style-name="T8">уходит</text:span><text:span text:style-name="T33">]</text:span></text:p>
      <text:p text:style-name="P47"><text:soft-page-break/><text:span text:style-name="T26">П</text:span>резентация<text:span text:style-name="T33">: *</text:span><text:span text:style-name="T38">играет </text:span><text:span text:style-name="T35">What A Wonderful World</text:span><text:span text:style-name="T33">*</text:span></text:p>
      <text:p text:style-name="P61"><text:span text:style-name="T33">[</text:span><text:span text:style-name="T8">Максим, переключи слайд через 30-40 сек.</text:span><text:span text:style-name="T33">]</text:span></text:p>
      <text:p text:style-name="P32">Олег<text:span text:style-name="T33">: </text:span><text:span text:style-name="T39">Крутая песня! Надо узнать </text:span><text:span text:style-name="T40">про нее побольше! </text:span><text:span text:style-name="T21">[</text:span><text:span text:style-name="T47">Олег достает телефон</text:span><text:span text:style-name="T21">]</text:span><text:span text:style-name="T19"> </text:span><text:span text:style-name="T40">Окей, гугл. Расскажи про песню</text:span><text:span text:style-name="T35"> What A Wonderful World.</text:span></text:p>
      <text:p text:style-name="P30"><text:span text:style-name="T26">П</text:span><text:span text:style-name="T43">резентация</text:span><text:span text:style-name="T35">:</text:span></text:p>
      <text:p text:style-name="P33"><text:span text:style-name="T35">«What A Wonderful World» <text:s/>- </text:span><text:span text:style-name="T41">п</text:span><text:span text:style-name="T35">есня, написанная Бобом Тиэлом и Джорджем Вайсом в 1967 году. Впервые была записана и получила мировую известность в исполнении Луи Армстронга. В 1999 году «What a Wonderful World» в исполнении Армстронга была введена в Зал славы «Грэмми», как лучшая песня XX века. Часто называется в числе самых известных песен Луи Армстронга и самых любимых вообще среди всех песен.</text:span></text:p>
      <text:p text:style-name="P33"><text:span text:style-name="T35"/></text:p>
      <text:p text:style-name="P41"><text:span text:style-name="T35">*</text:span><text:span text:style-name="T41">слайд</text:span><text:span text:style-name="T35">*</text:span></text:p>
      <text:p text:style-name="P41"><text:span text:style-name="T35"/></text:p>
      <text:p text:style-name="P30"><text:span text:style-name="T26">П</text:span><text:span text:style-name="T43">резентация</text:span><text:span text:style-name="T35">:</text:span></text:p>
      <text:p text:style-name="P33"><text:span text:style-name="T35">Песня </text:span><text:span text:style-name="T41">«</text:span><text:span text:style-name="T35">What A Wonderful World</text:span><text:span text:style-name="T41">»</text:span><text:span text:style-name="T35"> Луи Армстронга, нес</text:span><text:span text:style-name="T41">ет</text:span><text:span text:style-name="T35"> надежду и заряжен</text:span><text:span text:style-name="T41">а</text:span><text:span text:style-name="T35"> оптимизмом. В ней, каждое слово имеет символический смысл. Например, плач новорожденного, означает начало новой жизни в безмятежном мире, в котором больше не будет страха, угнетения, лицемерия и расовых предрассудков.</text:span></text:p>
      <text:p text:style-name="P33"><text:span text:style-name="T35"/></text:p>
      <text:p text:style-name="P40"><text:span text:style-name="T35">*</text:span><text:span text:style-name="T33">слайд</text:span><text:span text:style-name="T35">*</text:span></text:p>
      <text:p text:style-name="P39"><text:span text:style-name="T35"/></text:p>
      <text:p text:style-name="P57"><text:span text:style-name="T35">[</text:span><text:span text:style-name="T8">играет песня </text:span><text:span text:style-name="T12">«</text:span><text:span text:style-name="T11">What A Wonderful World</text:span><text:span text:style-name="T12">»</text:span><text:span text:style-name="T33">]</text:span></text:p>
      <text:p text:style-name="P58"><text:span text:style-name="T35">[</text:span><text:span text:style-name="T8">Все мы встаем в шеренгу</text:span><text:span text:style-name="T33">]</text:span></text:p>
      <text:p text:style-name="P58"><text:span text:style-name="T33">[</text:span><text:span text:style-name="T8">Каждый держит одну букву чтобы в итоге получилось «джаз»</text:span><text:span text:style-name="T33">]</text:span></text:p>
      <text:p text:style-name="P57"><text:span text:style-name="T33">[</text:span><text:span text:style-name="T8">На счет 3 кричим «ДЖАЗ!!!»</text:span><text:span text:style-name="T33">]</text:span></text:p>
      <text:p text:style-name="P57"><text:span text:style-name="T33">[</text:span><text:span text:style-name="T8">Поклоняемся</text:span><text:span text:style-name="T33">]</text:span></text:p>
      <text:p text:style-name="P57"><text:span text:style-name="T33">[</text:span><text:span text:style-name="T8">Уходим</text:span><text:span text:style-name="T33">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iano_7e_LT_7e_Gliederung_20_1" style:display-name="Piano~LT~Gliederung 1" style:family="paragraph" style:default-outline-level="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_7e_LT_7e_Gliederung_20_2" style:display-name="Piano~LT~Gliederung 2" style:family="paragraph" style:parent-style-name="Piano_7e_LT_7e_Gliederung_20_1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iano_7e_LT_7e_Gliederung_20_3" style:display-name="Piano~LT~Gliederung 3" style:family="paragraph" style:parent-style-name="Piano_7e_LT_7e_Gliederung_20_2" style:default-outline-level="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ano_7e_LT_7e_Gliederung_20_4" style:display-name="Piano~LT~Gliederung 4" style:family="paragraph" style:parent-style-name="Piano_7e_LT_7e_Gliederung_20_3" style:default-outline-level="">
      <style:paragraph-properties fo:margin-top="0.15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5" style:display-name="Piano~LT~Gliederung 5" style:family="paragraph" style:parent-style-name="Piano_7e_LT_7e_Gliederung_20_4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6" style:display-name="Piano~LT~Gliederung 6" style:family="paragraph" style:parent-style-name="Piano_7e_LT_7e_Gliederung_20_5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7" style:display-name="Piano~LT~Gliederung 7" style:family="paragraph" style:parent-style-name="Piano_7e_LT_7e_Gliederung_20_6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8" style:display-name="Piano~LT~Gliederung 8" style:family="paragraph" style:parent-style-name="Piano_7e_LT_7e_Gliederung_20_7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Gliederung_20_9" style:display-name="Piano~LT~Gliederung 9" style:family="paragraph" style:parent-style-name="Piano_7e_LT_7e_Gliederung_20_8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_7e_LT_7e_Titel" style:display-name="Piano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_7e_LT_7e_Untertitel" style:display-name="Pian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_7e_LT_7e_Notizen" style:display-name="Pian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_7e_LT_7e_Hintergrundobjekte" style:display-name="Piano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iano_7e_LT_7e_Hintergrund" style:display-name="Piano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5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ano1_7e_LT_7e_Gliederung_20_1" style:display-name="Piano1~LT~Gliederung 1" style:family="paragraph" style:default-outline-level="">
      <style:paragraph-properties fo:margin-top="0.37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1_7e_LT_7e_Gliederung_20_2" style:display-name="Piano1~LT~Gliederung 2" style:family="paragraph" style:parent-style-name="Piano1_7e_LT_7e_Gliederung_20_1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iano1_7e_LT_7e_Gliederung_20_3" style:display-name="Piano1~LT~Gliederung 3" style:family="paragraph" style:parent-style-name="Piano1_7e_LT_7e_Gliederung_20_2" style:default-outline-level="">
      <style:paragraph-properties fo:margin-top="0.22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ano1_7e_LT_7e_Gliederung_20_4" style:display-name="Piano1~LT~Gliederung 4" style:family="paragraph" style:parent-style-name="Piano1_7e_LT_7e_Gliederung_20_3" style:default-outline-level="">
      <style:paragraph-properties fo:margin-top="0.15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1_7e_LT_7e_Gliederung_20_5" style:display-name="Piano1~LT~Gliederung 5" style:family="paragraph" style:parent-style-name="Piano1_7e_LT_7e_Gliederung_20_4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1_7e_LT_7e_Gliederung_20_6" style:display-name="Piano1~LT~Gliederung 6" style:family="paragraph" style:parent-style-name="Piano1_7e_LT_7e_Gliederung_20_5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1_7e_LT_7e_Gliederung_20_7" style:display-name="Piano1~LT~Gliederung 7" style:family="paragraph" style:parent-style-name="Piano1_7e_LT_7e_Gliederung_20_6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1_7e_LT_7e_Gliederung_20_8" style:display-name="Piano1~LT~Gliederung 8" style:family="paragraph" style:parent-style-name="Piano1_7e_LT_7e_Gliederung_20_7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1_7e_LT_7e_Gliederung_20_9" style:display-name="Piano1~LT~Gliederung 9" style:family="paragraph" style:parent-style-name="Piano1_7e_LT_7e_Gliederung_20_8" style:default-outline-level="">
      <style:paragraph-properties fo:margin-top="0.076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iano1_7e_LT_7e_Titel" style:display-name="Piano1~LT~Titel" style:family="paragraph" style:default-outline-level="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1_7e_LT_7e_Untertitel" style:display-name="Piano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1_7e_LT_7e_Notizen" style:display-name="Piano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iano1_7e_LT_7e_Hintergrundobjekte" style:display-name="Piano1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iano1_7e_LT_7e_Hintergrund" style:display-name="Piano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Символ_20_сноски" style:display-name="Символ сноски" style:family="paragraph" style:default-outline-level="">
      <style:text-properties style:font-name="Liberation Sans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Символ_20_концевой_20_сноски" style:display-name="Символ концевой сноски" style:family="paragraph" style:default-outline-level="">
      <style:text-properties style:font-name="Liberation Sans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Интернет-ссылка" style:family="paragraph" style:default-outline-level="">
      <style:text-properties fo:color="#000080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осещённая_20_гиперссылка" style:display-name="Посещённая гиперссылка" style:family="paragraph" style:default-outline-level="">
      <style:text-properties fo:color="#800000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1T22:45:31.560000000</dc:date>
    <meta:editing-duration>PT3H57M59S</meta:editing-duration>
    <meta:editing-cycles>17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100" meta:word-count="839" meta:character-count="5988" meta:non-whitespace-character-count="5235"/>
  </office:meta>
</office:document-meta>
</file>